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left="0cm" fo:margin-right="0cm" fo:margin-top="0cm" fo:margin-bottom="0cm" fo:line-height="100%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frame draw:style-name="gr1" draw:text-style-name="P1" draw:layer="layout" svg:width="4.269cm" svg:height="3.095cm" svg:x="1.75cm" svg:y="1.5cm">
          <draw:text-box>
            <text:p>SalesItem</text:p>
            <text:list text:style-name="L1">
              <text:list-item>
                <text:p>ItemName</text:p>
              </text:list-item>
              <text:list-item>
                <text:p>Description</text:p>
                <text:p/>
              </text:list-item>
            </text:list>
          </draw:text-box>
        </draw:frame>
        <draw:frame draw:style-name="gr1" draw:text-style-name="P1" draw:layer="layout" svg:width="5.221cm" svg:height="4.517cm" svg:x="1.5cm" svg:y="4.75cm">
          <draw:text-box>
            <text:p>Inventory</text:p>
            <text:list text:style-name="L2">
              <text:list-item>
                <text:p text:style-name="P2">ItemId</text:p>
              </text:list-item>
              <text:list-item>
                <text:p text:style-name="P2">PurchasePrice</text:p>
              </text:list-item>
              <text:list-item>
                <text:p text:style-name="P2">RetailPrice</text:p>
              </text:list-item>
              <text:list-item>
                <text:p text:style-name="P2">Quantity</text:p>
              </text:list-item>
              <text:list-item>
                <text:p text:style-name="P2">PurchaseDate</text:p>
              </text:list-item>
            </text:list>
          </draw:text-box>
        </draw:frame>
        <draw:frame draw:style-name="gr1" draw:text-style-name="P1" draw:layer="layout" svg:width="3.811cm" svg:height="4.517cm" svg:x="1.75cm" svg:y="10cm">
          <draw:text-box>
            <text:p>Sale</text:p>
            <text:list text:style-name="L1">
              <text:list-item>
                <text:p>SaleDate</text:p>
              </text:list-item>
              <text:list-item>
                <text:p>SubTotal</text:p>
              </text:list-item>
              <text:list-item>
                <text:p>Tax</text:p>
              </text:list-item>
              <text:list-item>
                <text:p>Total</text:p>
              </text:list-item>
              <text:list-item>
                <text:p>CashierId</text:p>
              </text:list-item>
            </text:list>
          </draw:text-box>
        </draw:frame>
        <draw:frame draw:style-name="gr1" draw:text-style-name="P1" draw:layer="layout" svg:width="5.221cm" svg:height="3.806cm" svg:x="2.029cm" svg:y="15.25cm">
          <draw:text-box>
            <text:p>SaleDetail</text:p>
            <text:list text:style-name="L1">
              <text:list-item>
                <text:p>SaleId</text:p>
              </text:list-item>
              <text:list-item>
                <text:p>SalesItem</text:p>
              </text:list-item>
              <text:list-item>
                <text:p>PurchasePrice</text:p>
              </text:list-item>
              <text:list-item>
                <text:p>Quantity</text:p>
              </text:list-item>
            </text:list>
          </draw:text-box>
        </draw:frame>
        <draw:frame draw:style-name="gr1" draw:text-style-name="P1" draw:layer="layout" svg:width="5.009cm" svg:height="3.806cm" svg:x="1.991cm" svg:y="19.75cm">
          <draw:text-box>
            <text:p>User</text:p>
            <text:list text:style-name="L1">
              <text:list-item>
                <text:p>FirstName</text:p>
              </text:list-item>
              <text:list-item>
                <text:p>LastName</text:p>
              </text:list-item>
              <text:list-item>
                <text:p>EmailAddress</text:p>
              </text:list-item>
              <text:list-item>
                <text:p>UserId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23T14:51:12.956000000</meta:creation-date>
    <dc:date>2021-07-24T11:15:01</dc:date>
    <meta:editing-duration>PT20H2M26S</meta:editing-duration>
    <meta:editing-cycles>17</meta:editing-cycles>
    <meta:generator>LibreOffice/7.1.4.2$Windows_X86_64 LibreOffice_project/a529a4fab45b75fefc5b6226684193eb000654f6</meta:generator>
    <meta:document-statistic meta:object-count="5"/>
  </office:meta>
</office:document-meta>
</file>